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everity Code</text:p>
          </table:table-cell>
          <table:table-cell office:value-type="string" table:style-name="ce2">
            <text:p>Severity 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Mil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Moderat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Sever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Potentially Life Threatenin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Anaphylaxi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Fa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Toxicosis</text:p>
          </table:table-cell>
          <table:table-cell table:number-columns-repeated="16382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1:35:26Z</meta:creation-date>
    <dc:date>2020-04-29T09:34:03Z</dc:date>
    <meta:user-defined meta:name="WorkbookGuid">e30e73bb-f060-4d82-8a55-c70dd277dd4e</meta:user-defined>
    <meta:user-defined meta:name="ConnectionInfosStorage">WorkbookXmlParts</meta:user-defined>
  </office:meta>
</office:document-meta>
</file>